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/>
      <style:text-properties officeooo:rsid="001580ac" officeooo:paragraph-rsid="001580ac"/>
    </style:style>
    <style:style style:name="P2" style:family="paragraph" style:parent-style-name="Text_20_body">
      <style:text-properties officeooo:rsid="00171545" officeooo:paragraph-rsid="00171545"/>
    </style:style>
    <style:style style:name="P3" style:family="paragraph" style:parent-style-name="Text_20_body">
      <style:text-properties officeooo:paragraph-rsid="001a3cd6"/>
    </style:style>
    <style:style style:name="P4" style:family="paragraph" style:parent-style-name="Text_20_body">
      <style:text-properties officeooo:rsid="001a3cd6" officeooo:paragraph-rsid="001a3cd6"/>
    </style:style>
    <style:style style:name="P5" style:family="paragraph" style:parent-style-name="Text_20_body" style:list-style-name="L1">
      <style:paragraph-properties fo:text-align="justify" style:justify-single-word="false"/>
      <style:text-properties officeooo:rsid="001580ac" officeooo:paragraph-rsid="001580ac"/>
    </style:style>
    <style:style style:name="P6" style:family="paragraph" style:parent-style-name="Text_20_body" style:list-style-name="L2">
      <style:text-properties officeooo:rsid="00171545" officeooo:paragraph-rsid="00171545"/>
    </style:style>
    <style:style style:name="P7" style:family="paragraph" style:parent-style-name="Text_20_body">
      <style:text-properties officeooo:rsid="00171545" officeooo:paragraph-rsid="00171545"/>
    </style:style>
    <style:style style:name="P8" style:family="paragraph" style:parent-style-name="Text_20_body" style:list-style-name="L3">
      <style:text-properties officeooo:rsid="001ae40d" officeooo:paragraph-rsid="001ae40d"/>
    </style:style>
    <style:style style:name="P9" style:family="paragraph" style:parent-style-name="Text_20_body">
      <style:paragraph-properties fo:text-align="justify" style:justify-single-word="false"/>
      <style:text-properties officeooo:rsid="001ae40d" officeooo:paragraph-rsid="001ae40d"/>
    </style:style>
    <style:style style:name="P10" style:family="paragraph" style:parent-style-name="Text_20_body" style:list-style-name="L3">
      <style:text-properties style:text-underline-style="solid" style:text-underline-width="auto" style:text-underline-color="font-color" officeooo:rsid="001ae40d" officeooo:paragraph-rsid="001ae40d"/>
    </style:style>
    <style:style style:name="P11" style:family="paragraph" style:parent-style-name="Text_20_body">
      <style:text-properties officeooo:rsid="001afee8" officeooo:paragraph-rsid="001afee8"/>
    </style:style>
    <style:style style:name="P12" style:family="paragraph" style:parent-style-name="Text_20_body">
      <style:paragraph-properties fo:text-align="justify" style:justify-single-word="false"/>
      <style:text-properties officeooo:rsid="001afee8" officeooo:paragraph-rsid="001afee8"/>
    </style:style>
    <style:style style:name="T1" style:family="text">
      <style:text-properties officeooo:rsid="001a3cd6"/>
    </style:style>
    <style:style style:name="T2" style:family="text">
      <style:text-properties style:text-underline-style="solid" style:text-underline-width="auto" style:text-underline-color="font-color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Sistema experto diagnostico desparasitación</text:h>
      <text:p text:style-name="Standard"/>
      <text:p text:style-name="Text_20_body"><text:date style:data-style-name="N37" text:date-value="2022-03-10T02:10:37.203476694" text:fixed="true">10/03/22</text:date></text:p>
      <text:p text:style-name="P3"><text:span text:style-name="T1">Autores: </text:span><text:initial-creator/><text:span text:style-name="T1">Marco Baturan, Pablo Mantilla.</text:span></text:p>
      <text:p text:style-name="P4">Licencia: MIT, código abierto, freeware.</text:p>
      <text:p text:style-name="Text_20_body"/>
      <text:h text:style-name="Heading_20_2" text:outline-level="2">Resumen</text:h>
      <text:p text:style-name="P1">Sistema experto de diagnostico veterinario anti-parasito es un programa en Prolog diseñado para representar las funciones de un veterinario especialista en la tarea de prevención de parásitos.</text:p>
      <text:p text:style-name="P1">Su objetivo es igualar si no superar la capacidad de diagnostico de un veterinario en dicha tarea.</text:p>
      <text:h text:style-name="Heading_20_2" text:outline-level="2">Objetivos</text:h>
      <text:p text:style-name="P1">El programa debe ser programado en Prolog. Ejecutarse en Linux o Windows. Tener un uso intuitivo y guiado paso a paso en el diagnostico. Ser visualmente cómodo. Tener una base de conocimiento precisa y adaptada a la climatología de la península ibérica. Incluir los dos factores de precisión de temperatura y humedad. Y concluir, según el diagnostico guiado, peso, edad y especie de la mascota en el anti-parasito más adecuado.</text:p>
      <text:h text:style-name="Heading_20_2" text:outline-level="2">Fuentes de referencia</text:h>
      <text:p text:style-name="P1">El autor del programa para asegurar el correcto ciclo de desarrollo realizó una serie de consultas y entrevistas con el especialista veterinario de la clínica MadridVet que gestiona la tarea de prevención de parásitos en perros y gatos. Solicito material educativo sobre el tema para la correcta extracción de hechos, relaciones y reglas para preparar la base de conocimiento. Y el dialogo de diagnostico para establecer una consulta automática.</text:p>
      <text:p text:style-name="P1">En paralelo se estableció un análisis funcional de seleccionar primero un lenguaje de programación apropiado. Entre los lenguajes de elección se sopesó Free Pascal, Python3 y Prolog. Siendo éste último el más adecuado debido a que su diseño es orientado a ésta tarea específica y existe material educativo al respecto. </text:p>
      <text:p text:style-name="P1">Los cursos realizados son:</text:p>
      <text:list xml:id="list478873254" text:style-name="L1">
        <text:list-item>
          <text:p text:style-name="P5"><text:a xlink:type="simple" xlink:href="https://en.wikipedia.org/wiki/Prolog" text:style-name="Internet_20_link" text:visited-style-name="Visited_20_Internet_20_Link">https://en.wikipedia.org/wiki/Prolog</text:a></text:p>
        </text:list-item>
        <text:list-item>
          <text:p text:style-name="P5"><text:a xlink:type="simple" xlink:href="https://www.dsi.fceia.unr.edu.ar/downloads/IIA/recursos/Tutorial%20de%20%20Prolog.pdf" text:style-name="Internet_20_link" text:visited-style-name="Visited_20_Internet_20_Link">https://www.dsi.fceia.unr.edu.ar/downloads/IIA/recursos/Tutorial%20de%20%20Prolog.pdf</text:a></text:p>
        </text:list-item>
        <text:list-item>
          <text:p text:style-name="P5"><text:a xlink:type="simple" xlink:href="https://swish.swi-prolog.org/p/arantxa.ii.uam.es/~dcamacho/logica/recursos/manual_prolog.pdf" text:style-name="Internet_20_link" text:visited-style-name="Visited_20_Internet_20_Link">https://swish.swi-prolog.org/p/arantxa.ii.uam.es/~dcamacho/logica/recursos/manual_prolog.pdf</text:a></text:p>
        </text:list-item>
        <text:list-item>
          <text:p text:style-name="P5"><text:a xlink:type="simple" xlink:href="http://ferestrepoca.github.io/paradigmas-de-programacion/proglogica/tutoriales/prolog-gh-pages/index.html" text:style-name="Internet_20_link" text:visited-style-name="Visited_20_Internet_20_Link">http://ferestrepoca.github.io/paradigmas-de-programacion/proglogica/tutoriales/prolog-gh-pages/index.html</text:a></text:p>
        </text:list-item>
      </text:list>
      <text:h text:style-name="Heading_20_2" text:outline-level="2"><text:soft-page-break/></text:h>
      <text:h text:style-name="Heading_20_2" text:outline-level="2"/>
      <text:h text:style-name="Heading_20_2" text:outline-level="2">Herramientas</text:h>
      <text:p text:style-name="P2">Las herramientas de elección son:</text:p>
      <text:list xml:id="list3544501867" text:style-name="L2">
        <text:list-item>
          <text:p text:style-name="P6">Sistema operativo Ubuntu 21.04</text:p>
        </text:list-item>
        <text:list-item>
          <text:p text:style-name="P6">SWI prolog</text:p>
        </text:list-item>
        <text:list-item>
          <text:p text:style-name="P6">Visual Studio con Copilot</text:p>
        </text:list-item>
        <text:list-item>
          <text:p text:style-name="P6">GitHub cómo repositorio.</text:p>
        </text:list-item>
      </text:list>
      <text:p text:style-name="P2"/>
      <text:h text:style-name="Heading_20_2" text:outline-level="2">Proyectos de referencia</text:h>
      <text:p text:style-name="P9">Se estudiaron diversos proyectos cómo referencias para seleccionar la estructura más sencilla y efectiva. Permitiendo ampliar o modificar el programa y tener un mantenimiento fácil.</text:p>
      <text:list xml:id="list2511526959" text:style-name="L3">
        <text:list-item>
          <text:p text:style-name="P8"><text:a xlink:type="simple" xlink:href="https://github.com/jofese/sistema-experto-diagnosticador" text:style-name="Internet_20_link" text:visited-style-name="Visited_20_Internet_20_Link">https://github.com/jofese/sistema-experto-diagnosticador</text:a></text:p>
        </text:list-item>
        <text:list-item>
          <text:p text:style-name="P8"><text:a xlink:type="simple" xlink:href="https://github.com/gabrielablanco/SistemaExpertoProlog" text:style-name="Internet_20_link" text:visited-style-name="Visited_20_Internet_20_Link">https://github.com/gabrielablanco/SistemaExpertoProlog</text:a></text:p>
        </text:list-item>
        <text:list-item>
          <text:p text:style-name="P8"><text:a xlink:type="simple" xlink:href="https://github.com/pablomt/prolog-sistema-experto-salud" text:style-name="Internet_20_link" text:visited-style-name="Visited_20_Internet_20_Link">https://github.com/pablomt/prolog-sistema-experto-salud</text:a></text:p>
        </text:list-item>
        <text:list-item>
          <text:p text:style-name="P8"><text:a xlink:type="simple" xlink:href="https://github.com/iMikazuki/SistemaExperto" text:style-name="Internet_20_link" text:visited-style-name="Visited_20_Internet_20_Link">https://github.com/iMikazuki/SistemaExperto</text:a></text:p>
        </text:list-item>
        <text:list-item>
          <text:p text:style-name="P8"><text:a xlink:type="simple" xlink:href="https://github.com/julioone/Sistema-medico-" text:style-name="Internet_20_link" text:visited-style-name="Visited_20_Internet_20_Link">https://github.com/julioone/Sistema-medico-</text:a></text:p>
        </text:list-item>
        <text:list-item>
          <text:p text:style-name="P8"><text:a xlink:type="simple" xlink:href="https://github.com/luisjorp/vet" text:style-name="Internet_20_link" text:visited-style-name="Visited_20_Internet_20_Link">https://github.com/luisjorp/vet</text:a></text:p>
        </text:list-item>
      </text:list>
      <text:p text:style-name="P11"/>
      <text:h text:style-name="Heading_20_2" text:outline-level="2">Conjunto de pruebas.</text:h>
      <text:p text:style-name="P12">Dentro del proyecto se lista un conjunto de pruebas cómo control de calidad. Dentro de la carpeta Pruebas.</text:p>
      <text:list xml:id="list23349864093440" text:continue-numbering="true" text:style-name="L3">
        <text:list-header>
          <text:p text:style-name="P10"/>
        </text:list-header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10T01:46:24.882195798</meta:creation-date>
    <dc:date>2022-03-10T02:33:47.790055861</dc:date>
    <meta:editing-duration>PT7M</meta:editing-duration>
    <meta:editing-cycles>3</meta:editing-cycles>
    <meta:generator>LibreOffice/7.2.5.2$Linux_X86_64 LibreOffice_project/20$Build-2</meta:generator>
    <meta:document-statistic meta:table-count="0" meta:image-count="0" meta:object-count="0" meta:page-count="2" meta:paragraph-count="33" meta:word-count="349" meta:character-count="2766" meta:non-whitespace-character-count="2463"/>
  </office:meta>
</office:document-meta>
</file>